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only knew to ring:</text:p>
      <text:p text:style-name="Normal">*RIIIIIIIING RIIIIII-tap* and it would have kept on ringing, had it not been for her. Now it stood still and silent, waiting for the next day to come, when it would once again resound throughout her room in order to wake her up. That was the sole purpose of its existence.</text:p>
      <text:p text:style-name="Normal">“...” she thought about it for a second. </text:p>
      <text:p text:style-name="Normal">That may have been the only reason it was around, but at the very least it had one, and as she looked at it with that in mind, <text:span text:style-name="T1">「I'm jealous,」 </text:span>she lied. Somewhere deep down though, she did wish she were jealous. The clock pointed at a little past 7AM.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She just lie in bed doing nothing in particular. </text:p>
      <text:p text:style-name="Normal">“Don't worry about it Mr. Clock, you've done everything you can,” and what's more, <text:span text:style-name="T1">「if it were to b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kinder, and they understood her a lot better than reality or anything that was real, so it was only natural that she wanted to spend more time with her heads in the clouds rather than with her feet on the ground.</text:p>
      <text:p text:style-name="Normal">“...”</text:p>
      <text:p text:style-name="Normal">... There might have been a lie in that last sentence. </text:p>
      <text:p text:style-name="Normal">“...”</text:p>
      <text:p text:style-name="Normal">There just might be someone who understood her well, here on Earth. At least, that's what she thought, she could never really tell what that person was really thinking. But what she could tell was that she saw him in her dreams last night. She pulled her blanket closer to herself. It had been a good dream. In it, <text:span text:style-name="T1">「you and I walked to school together. It was so much fun.」</text:span></text:p>
      <text:p text:style-name="Normal">She wanted to be in that dream a little longer, she wanted to be with you a little longer. <text:span text:style-name="T1">「... It's like I'm always thinking about you... Did you know? In my dreams, you think about me too sometimes...」 </text:span>was it really any wonder she liked imaginary worlds more than the real one? She wanted to spend more time in that dream, she wanted to imagine what it would have been like if it ever came true, and she wanted to imagine how they would have spent the rest of that day. But just then, the rays of the sun pierced through the shutters of the window and into her room, and spot by spot they climbed her blanket, until they reached her face. They were cold, and they were bright. Bright enough to be blinding. So she hid under her blanket. She didn't want anyone or anything telling her to get up, not even the su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